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ba87d"/>
    </style:style>
    <style:style style:name="P7" style:family="paragraph" style:parent-style-name="Text_20_body_20_indent">
      <style:text-properties officeooo:paragraph-rsid="000ba87d"/>
    </style:style>
    <style:style style:name="P8" style:family="paragraph" style:parent-style-name="Text_20_body_20_indent">
      <style:text-properties fo:font-weight="normal" officeooo:rsid="00085286" officeooo:paragraph-rsid="00085286" style:font-weight-asian="normal" style:font-weight-complex="normal"/>
    </style:style>
    <style:style style:name="P9" style:family="paragraph" style:parent-style-name="Heading_20_2">
      <style:text-properties officeooo:paragraph-rsid="0009bbb9"/>
    </style:style>
    <style:style style:name="P10" style:family="paragraph" style:parent-style-name="Heading_20_2">
      <style:text-properties officeooo:paragraph-rsid="000ba87d"/>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Heading_20_3">
      <style:text-properties officeooo:paragraph-rsid="000ba87d"/>
    </style:style>
    <style:style style:name="P14" style:family="paragraph" style:parent-style-name="Text_20_body_20_indent" style:list-style-name="L1">
      <style:text-properties fo:font-weight="normal" officeooo:rsid="00085286" officeooo:paragraph-rsid="00085286" style:font-weight-asian="normal" style:font-weight-complex="normal"/>
    </style:style>
    <style:style style:name="P15" style:family="paragraph" style:parent-style-name="Text_20_body_20_indent" style:list-style-name="L1">
      <style:text-properties fo:font-weight="normal" officeooo:rsid="00085286" officeooo:paragraph-rsid="000b326b" style:font-weight-asian="normal" style:font-weight-complex="normal"/>
    </style:style>
    <style:style style:name="P16" style:family="paragraph" style:parent-style-name="Text_20_body_20_indent" style:list-style-name="L1">
      <style:text-properties fo:font-weight="normal" officeooo:rsid="000b326b" officeooo:paragraph-rsid="000b326b" style:font-weight-asian="normal" style:font-weight-complex="normal"/>
    </style:style>
    <style:style style:name="P17" style:family="paragraph" style:parent-style-name="Text_20_body_20_indent" style:list-style-name="L1">
      <style:text-properties officeooo:rsid="00085286" officeooo:paragraph-rsid="00085286"/>
    </style:style>
    <style:style style:name="P18" style:family="paragraph" style:parent-style-name="Text_20_body_20_indent" style:list-style-name="L2">
      <style:text-properties officeooo:rsid="0009bbb9" officeooo:paragraph-rsid="0009bbb9"/>
    </style:style>
    <style:style style:name="P19" style:family="paragraph" style:parent-style-name="Text_20_body_20_indent" style:list-style-name="L3">
      <style:text-properties officeooo:rsid="0009bbb9" officeooo:paragraph-rsid="0009bbb9"/>
    </style:style>
    <style:style style:name="P20" style:family="paragraph" style:parent-style-name="Text_20_body_20_indent" style:list-style-name="L2">
      <style:text-properties officeooo:rsid="000ba87d" officeooo:paragraph-rsid="000ba87d"/>
    </style:style>
    <style:style style:name="P21" style:family="paragraph" style:parent-style-name="Text_20_body_20_indent" style:list-style-name="L4">
      <style:text-properties fo:font-style="normal" officeooo:rsid="0009bbb9" officeooo:paragraph-rsid="0009bbb9" style:font-style-asian="normal" style:font-style-complex="normal"/>
    </style:style>
    <style:style style:name="P22" style:family="paragraph" style:parent-style-name="Text_20_body_20_indent" style:list-style-name="L5">
      <style:text-properties fo:font-style="normal" officeooo:rsid="0009bbb9" officeooo:paragraph-rsid="0009bbb9" style:font-style-asian="normal" style:font-style-complex="normal"/>
    </style:style>
    <style:style style:name="P23" style:family="paragraph" style:parent-style-name="Text_20_body_20_indent" style:list-style-name="L6">
      <style:text-properties fo:font-style="normal" officeooo:rsid="0009bbb9" officeooo:paragraph-rsid="0009bbb9" style:font-style-asian="normal" style:font-style-complex="normal"/>
    </style:style>
    <style:style style:name="P24" style:family="paragraph" style:parent-style-name="Text_20_body_20_indent" style:list-style-name="L7">
      <style:text-properties fo:font-style="normal" officeooo:rsid="0009bbb9" officeooo:paragraph-rsid="0009bbb9" style:font-style-asian="normal" style:font-style-complex="normal"/>
    </style:style>
    <style:style style:name="P25" style:family="paragraph" style:parent-style-name="Text_20_body_20_indent" style:list-style-name="L10">
      <style:text-properties fo:font-style="normal" officeooo:rsid="0009bbb9" officeooo:paragraph-rsid="000ba87d" style:font-style-asian="normal" style:font-style-complex="normal"/>
    </style:style>
    <style:style style:name="P26" style:family="paragraph" style:parent-style-name="Text_20_body_20_indent" style:list-style-name="L4">
      <style:text-properties fo:font-style="normal" officeooo:rsid="000ba87d" officeooo:paragraph-rsid="000ba87d" style:font-style-asian="normal" style:font-style-complex="normal"/>
    </style:style>
    <style:style style:name="P27" style:family="paragraph" style:parent-style-name="Text_20_body_20_indent" style:list-style-name="L5">
      <style:text-properties fo:font-style="normal" officeooo:rsid="000ba87d" officeooo:paragraph-rsid="000ba87d" style:font-style-asian="normal" style:font-style-complex="normal"/>
    </style:style>
    <style:style style:name="P28" style:family="paragraph" style:parent-style-name="Text_20_body_20_indent" style:list-style-name="L9">
      <style:text-properties fo:font-style="normal" officeooo:rsid="0009fd86" officeooo:paragraph-rsid="000ba87d" style:font-style-asian="normal" style:font-style-complex="normal"/>
    </style:style>
    <style:style style:name="P29" style:family="paragraph" style:parent-style-name="Text_20_body_20_indent" style:list-style-name="L10">
      <style:text-properties fo:font-style="normal" officeooo:rsid="0009fd86" officeooo:paragraph-rsid="000ba87d" style:font-style-asian="normal" style:font-style-complex="normal"/>
    </style:style>
    <style:style style:name="P30" style:family="paragraph" style:parent-style-name="Text_20_body_20_indent" style:list-style-name="L10">
      <style:text-properties fo:font-style="normal" officeooo:rsid="000c6f3f" officeooo:paragraph-rsid="000ba87d" style:font-style-asian="normal" style:font-style-complex="normal"/>
    </style:style>
    <style:style style:name="P31" style:family="paragraph" style:parent-style-name="Text_20_body_20_indent" style:list-style-name="L8">
      <style:text-properties officeooo:rsid="0009fd86" officeooo:paragraph-rsid="000ba87d"/>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officeooo:rsid="000b326b"/>
    </style:style>
    <style:style style:name="T6" style:family="text">
      <style:text-properties officeooo:rsid="000ba87d"/>
    </style:style>
    <style:style style:name="T7" style:family="text">
      <style:text-properties officeooo:rsid="000c6f3f"/>
    </style:style>
    <style:style style:name="T8" style:family="text">
      <style:text-properties officeooo:rsid="0009fd86"/>
    </style:style>
    <style:style style:name="T9" style:family="text">
      <style:text-properties officeooo:rsid="000ce880"/>
    </style:style>
    <style:style style:name="T10" style:family="text">
      <style:text-properties officeooo:rsid="000d275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text:span text:style-name="T5">Maitrise</text:span></text:p>
      <text:h text:style-name="Heading_20_1" text:outline-level="1"><text:span text:style-name="T1">Description</text:span> de la formation :</text:h>
      <text:h text:style-name="Heading_20_3" text:outline-level="3">Intitulé de la formation :</text:h>
      <text:p text:style-name="P3">Le machine learning regroupe l’ensemble des méthodes et techniques qui permettent d’analyser, <text:s/>de modéliser et d’extraire automatiquement de l’information depuis un ensemble de données. Durant cette formation, les stagiaires découvriront et mettront en pratique les méthodes et algorithmes essentiels du domaine. Les stagiaires seront formés aux librairies modernes <text:span text:style-name="T4">python </text:span>du machine learning (sklearn, XGBoost, <text:span text:style-name="T5">keras</text:span>) <text:span text:style-name="T5">et aux bonnes pratiques du domaine pour interpréter et améliorer les performances de leurs modèles</text:span>. <text:span text:style-name="T6">La formation se conclut sur une ouverture vers le deep learning, domaine majeur du machine learning depuis une dizaine d’années.</text:span> <text:span text:style-name="T5">La formation est divisée pour moitié de sections de cours théoriques et pour l’autre moitié de mise en pratique en python.</text:span></text:p>
      <text:h text:style-name="P11" text:outline-level="3">Compétences visées :</text:h>
      <text:p text:style-name="P8">À l’issue de cette formation, les stagiaires seront en mesure de :</text:p>
      <text:list text:style-name="L1">
        <text:list-item>
          <text:p text:style-name="P14">Choisir les algorithmes les plus pertinents pour un problème et un jeu de données définis</text:p>
        </text:list-item>
        <text:list-item>
          <text:p text:style-name="P14">Concevoir et <text:span text:style-name="T5">améliorer</text:span> un modèle non supervisé pour l’analyse, le prétraitement d’une tâche de prédiction <text:span text:style-name="T5">et la réduction de dimension</text:span></text:p>
        </text:list-item>
        <text:list-item>
          <text:p text:style-name="P15">Concevoir et <text:span text:style-name="T5">améliorer</text:span> un modèle supervisé pour la prédiction ou la classification à partir d’un jeu de données spécifiques</text:p>
        </text:list-item>
        <text:list-item>
          <text:p text:style-name="P17"><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16">Structurer un projet de machine lear<text:span text:style-name="T10">n</text:span>ing</text:p>
        </text:list-item>
      </text:list>
      <text:h text:style-name="Heading_20_3" text:outline-level="3">Public visé :</text:h>
      <text:p text:style-name="P3">Ingénieurs, chefs de projets, développeurs <text:span text:style-name="T5">et data analyste</text:span> souhaitant <text:span text:style-name="T5">un approfondissement sur les méthodes du machine learning et les bonnes pratiques du domaine.</text:span></text:p>
      <text:h text:style-name="Heading_20_3" text:outline-level="3">Prérequis :</text:h>
      <text:p text:style-name="P3">Une connaissance de base à Python <text:span text:style-name="T5">et pandas </text:span>est requise.</text:p>
      <text:h text:style-name="Heading_20_3" text:outline-level="3">Nombre de jours :</text:h>
      <text:p text:style-name="Text_20_body_20_indent"><text:span text:style-name="T4">4</text:span> jours</text:p>
      <text:p text:style-name="P1"/>
      <text:h text:style-name="Heading_20_1" text:outline-level="1"><text:soft-page-break/>Plan de formation</text:h>
      <text:h text:style-name="P9" text:outline-level="2">Partie <text:span text:style-name="T4">1 – </text:span><text:span text:style-name="T6">Rappel</text:span><text:span text:style-name="T4"> </text:span><text:span text:style-name="T6">sur le</text:span><text:span text:style-name="T4"> Machine Learning</text:span> :</text:h>
      <text:list xml:id="list2464080779" text:style-name="L2">
        <text:list-item>
          <text:p text:style-name="P18">Qu’est-ce que le machine learning ? Extraire l’information contenue dans de grands volumes de données</text:p>
        </text:list-item>
        <text:list-item>
          <text:p text:style-name="P18">Les types de problème et leur classe d’algorithme (supervisé, non supervisé, renforcement…)</text:p>
        </text:list-item>
        <text:list-item>
          <text:p text:style-name="P18">Les grandes étapes de construction d’un modèle d’apprentissage automatique de la collecte de données à l’amélioration de modèles</text:p>
        </text:list-item>
        <text:list-item>
          <text:p text:style-name="P18">Besoins et limitations sur un projet en fonction de l’objectif fixé d’un problème de machine learning</text:p>
        </text:list-item>
        <text:list-item>
          <text:p text:style-name="P18">Biais d’analyse et risque d’erreur d’interprétation</text:p>
        </text:list-item>
      </text:list>
      <text:h text:style-name="P12" text:outline-level="3">Durée :</text:h>
      <text:p text:style-name="P4"><text:span text:style-name="T4">1</text:span> <text:span text:style-name="T6">heure</text:span></text:p>
      <text:p text:style-name="P4"/>
      <text:h text:style-name="P9" text:outline-level="2">Partie <text:span text:style-name="T6">2</text:span><text:span text:style-name="T4"> – Évaluations de modèles</text:span> :</text:h>
      <text:list xml:id="list150313265680445" text:continue-numbering="true" text:style-name="L2">
        <text:list-item>
          <text:p text:style-name="P18">Mesurer la qualité d’un modèle de machine learning en vue d’amélioration et de suivi de la qualité.</text:p>
        </text:list-item>
        <text:list-item>
          <text:p text:style-name="P18">Les concepts de surapprentissage et sous-apprentissage</text:p>
        </text:list-item>
        <text:list-item>
          <text:p text:style-name="P18">La structuration des jeux de données en jeux d’entraînement, de validation et de tests</text:p>
        </text:list-item>
        <text:list-item>
          <text:p text:style-name="P18">La validation croisée</text:p>
        </text:list-item>
        <text:list-item>
          <text:p text:style-name="P18">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18">Recherche des hyperparamètres </text:p>
        </text:list-item>
        <text:list-item>
          <text:p text:style-name="P18">Les mesures extrinsèques pour le suivi de qualité et la non-régression des modèles (A/B testsing, Multi-armed bandit)</text:p>
        </text:list-item>
      </text:list>
      <text:h text:style-name="P12" text:outline-level="3">Mise en pratique :</text:h>
      <text:p text:style-name="P5">Mise en situation d’évaluation comparée de modèles de prédiction sur des données immobilières en utilisant de l’A/B testing</text:p>
      <text:h text:style-name="P12" text:outline-level="3">Objectif de la partie :</text:h>
      <text:p text:style-name="P5">À l’issue de cette partie, les stagiaires seront en mesure de :</text:p>
      <text:list text:style-name="L3">
        <text:list-item>
          <text:p text:style-name="P19">Structurer leurs données pour détecter des problèmes de surapprentissage des modèles.</text:p>
        </text:list-item>
        <text:list-item>
          <text:p text:style-name="P19">Évaluer des modèles tout au long de la mise en place d’une solution de machine learning <text:soft-page-break/>pour guider et améliorer la conception des modèles</text:p>
        </text:list-item>
        <text:list-item>
          <text:p text:style-name="P19">Choisir et adapter les mesures pertinentes pour leur tache</text:p>
        </text:list-item>
        <text:list-item>
          <text:p text:style-name="P19">Suivre la qualité des modèles après leur déploiement en employant des métriques adaptées orientées sur les utilisateurs finaux des modèles </text:p>
        </text:list-item>
      </text:list>
      <text:h text:style-name="P12" text:outline-level="3">Durée :</text:h>
      <text:p text:style-name="P4"><text:span text:style-name="T4">1</text:span> demi-journée</text:p>
      <text:p text:style-name="P4"/>
      <text:h text:style-name="P9" text:outline-level="2">Partie <text:span text:style-name="T6">3</text:span><text:span text:style-name="T4"> – Modèles supervisés</text:span> :</text:h>
      <text:list xml:id="list150314183880940" text:continue-list="list150313265680445" text:style-name="L2">
        <text:list-item>
          <text:p text:style-name="P18">Les deux grands champs de l’apprentissage supervisé : régression et classification</text:p>
        </text:list-item>
        <text:list-item>
          <text:p text:style-name="P18">Régression linéaire et logistique</text:p>
        </text:list-item>
        <text:list-item>
          <text:p text:style-name="P20">Hypothèse de variété (Manifold hypothesis)</text:p>
        </text:list-item>
        <text:list-item>
          <text:p text:style-name="P18">Machine à vecteurs de supports (SVM)</text:p>
        </text:list-item>
        <text:list-item>
          <text:p text:style-name="P18">Arbres de décision et forêts aléatoires</text:p>
        </text:list-item>
        <text:list-item>
          <text:p text:style-name="P20">Méthodes boostées</text:p>
        </text:list-item>
      </text:list>
      <text:h text:style-name="P12" text:outline-level="3">Mise en pratique :</text:h>
      <text:list text:style-name="L4">
        <text:list-item>
          <text:p text:style-name="P21">Développement de solutions de régression utilisant différents modèles de la librairie scikit-learn et mettant en pratique les méthodes de séparation de données, d’évaluation de validation introduites dans la partie 2</text:p>
        </text:list-item>
        <text:list-item>
          <text:p text:style-name="P26">Utilisation de méthodes boostées avec XGBoost pour améliorer l’apprentissage</text:p>
        </text:list-item>
      </text:list>
      <text:h text:style-name="P12" text:outline-level="3">Objectif de la partie :</text:h>
      <text:p text:style-name="P5">À l’issue de cette partie, les stagiaires seront en mesure de :</text:p>
      <text:list text:style-name="L5">
        <text:list-item>
          <text:p text:style-name="P22">Concevoir et <text:span text:style-name="T6">améliorer</text:span> des algorithmes de machine learning supervisés pour la régression et la classification</text:p>
        </text:list-item>
        <text:list-item>
          <text:p text:style-name="P22">Choisir les modèles supervisés adaptés pour un problème et un jeu de données spécifiques</text:p>
        </text:list-item>
        <text:list-item>
          <text:p text:style-name="P27">Comparer efficacement des modèles entre eux</text:p>
        </text:list-item>
        <text:list-item>
          <text:p text:style-name="P22">Interpréter les mesures pour se prémunir des problèmes de surapprentissage</text:p>
        </text:list-item>
      </text:list>
      <text:h text:style-name="P12" text:outline-level="3">Durée :</text:h>
      <text:p text:style-name="P4"><text:span text:style-name="T4">1</text:span> <text:span text:style-name="T4">j</text:span>ournée</text:p>
      <text:h text:style-name="P9" text:outline-level="2">Partie <text:span text:style-name="T6">4</text:span><text:span text:style-name="T4"> – Modèles non supervisés</text:span> :</text:h>
      <text:list xml:id="list150314300294286" text:continue-list="list150314183880940" text:style-name="L2">
        <text:list-item>
          <text:p text:style-name="P18">La réduction de dimensions : Sélection de dimension, PCA, LDA, UMAP...</text:p>
        </text:list-item>
        <text:list-item>
          <text:p text:style-name="P18">Le clustering pour la découverte de groupe : clustering hiérarchique, méthodes kNN, <text:soft-page-break/>mixtures de gaussiennes…</text:p>
        </text:list-item>
        <text:list-item>
          <text:p text:style-name="P20">Approches mixtes : réduction de dimension +clustering</text:p>
        </text:list-item>
        <text:list-item>
          <text:p text:style-name="P18">Détection d’anomalies : PCA, Local outlier factor, Isolation Forest</text:p>
        </text:list-item>
        <text:list-item>
          <text:p text:style-name="P18">Approches semi-supervisées et combinaison de méthodes</text:p>
        </text:list-item>
      </text:list>
      <text:h text:style-name="P12" text:outline-level="3">Mise en pratique :</text:h>
      <text:list text:style-name="L6">
        <text:list-item>
          <text:p text:style-name="P23">Utilisation de la réduction de données pour la mise en place d’une analyse de données et pour le prétraitement d’un jeu de données </text:p>
        </text:list-item>
        <text:list-item>
          <text:p text:style-name="P23">Utilisation combinée du clustering et de la réduction de données pour identifier des groupes dans un jeu de données contenant un nombre élevé de caractéristiques</text:p>
        </text:list-item>
      </text:list>
      <text:h text:style-name="P12" text:outline-level="3">Objectif de la partie :</text:h>
      <text:p text:style-name="P5">À l’issue de cette partie, les stagiaires seront en mesure de :</text:p>
      <text:list text:style-name="L7">
        <text:list-item>
          <text:p text:style-name="P24">Concevoir et implémenter des algorithmes de machine learning non supervisés pour le clustering, la réduction de dimensions et la détection d’anomalies</text:p>
        </text:list-item>
        <text:list-item>
          <text:p text:style-name="P24">Choisir les modèles non supervisés adaptés pour un problème et un jeu de données en fonction des limites de chaque modèle et des objectifs recherchés</text:p>
        </text:list-item>
        <text:list-item>
          <text:p text:style-name="P24">Choisir les mesures les plus pertinentes pour interpréter les résultats d’un modèle</text:p>
        </text:list-item>
        <text:list-item>
          <text:p text:style-name="P24">Utiliser les méthodes non supervisées pour améliorer des méthodes supervisées ou pour initier un modèle semi-supervisé</text:p>
        </text:list-item>
      </text:list>
      <text:h text:style-name="P12" text:outline-level="3">Durée :</text:h>
      <text:p text:style-name="P4"><text:span text:style-name="T4">1</text:span> <text:span text:style-name="T4">j</text:span>ournée</text:p>
      <text:h text:style-name="P10" text:outline-level="2">Partie <text:span text:style-name="T6">8</text:span><text:span text:style-name="T4"> – </text:span><text:span text:style-name="T6">Introduction au Deep learning</text:span> :</text:h>
      <text:list text:style-name="L8">
        <text:list-item>
          <text:p text:style-name="P31">Lien avec la régression linéaire</text:p>
        </text:list-item>
        <text:list-item>
          <text:p text:style-name="P31">Structure générale des réseaux de neurones</text:p>
        </text:list-item>
        <text:list-item>
          <text:p text:style-name="P31">Rupture de la linéarité : les fonctions d’activations</text:p>
        </text:list-item>
        <text:list-item>
          <text:p text:style-name="P31">Convergence des modèles et choix des optimiseurs du taux d’apprentissage</text:p>
        </text:list-item>
        <text:list-item>
          <text:p text:style-name="P31">Problèmes liés à la disparition ou l’explosion de gradient </text:p>
        </text:list-item>
        <text:list-item>
          <text:p text:style-name="P31">Impact et choix d’un batch</text:p>
        </text:list-item>
        <text:list-item>
          <text:p text:style-name="P31">Recherche des hyperparamètres</text:p>
        </text:list-item>
        <text:list-item>
          <text:p text:style-name="P31">Problèmes d’interprétabilité</text:p>
        </text:list-item>
        <text:list-item>
          <text:p text:style-name="P31">La librairie Keras pour implémenter des réseaux de neurones profonds en python</text:p>
        </text:list-item>
      </text:list>
      <text:h text:style-name="P13" text:outline-level="3">Mise en pratique :</text:h>
      <text:list text:style-name="L9">
        <text:list-item>
          <text:p text:style-name="P28">Mise en place d’un réseau de neurones sans code sur des données simples. Les stagiaires <text:soft-page-break/>doivent choisir le meilleur ensemble d’hyperparamètres pour apprendre au mieux un jeu de données sans surapprentissage et en optimisant le temps de convergence du modèle.</text:p>
        </text:list-item>
        <text:list-item>
          <text:p text:style-name="P28">Implémentation d’un réseau de neurones via Keras sur un problème de classification multiclasse<text:span text:style-name="T6">s</text:span>. Les stagiaires devront utiliser les concepts de séparation de jeux de données et d’évaluation introduits en partie 2 et déployer un protocole de recherche d’hyperparamètres</text:p>
        </text:list-item>
      </text:list>
      <text:h text:style-name="P13" text:outline-level="3">Objectif de la partie :</text:h>
      <text:p text:style-name="P6">À l’issue de cette partie, les stagiaires seront en mesure de :</text:p>
      <text:list text:style-name="L10">
        <text:list-item>
          <text:p text:style-name="P25">Concevoir et implémenter des <text:span text:style-name="T8">modèles de réseaux de neurones sur des données tabulaires <text:s/>en Keras pour la régression et la classification</text:span></text:p>
        </text:list-item>
        <text:list-item>
          <text:p text:style-name="P29">Évaluer la performance de leurs modèles et adapter les hyperparamètres pour améliorer l’apprentissage </text:p>
        </text:list-item>
        <text:list-item>
          <text:p text:style-name="P29">Identifier les problèmes d’apprentissage tels que le surapprentissage ou le manque de données et trouver les moyens de les résoudre</text:p>
        </text:list-item>
        <text:list-item>
          <text:p text:style-name="P30">Reproduire un modèle état de l’art non implément<text:span text:style-name="T9">é</text:span> dans la librairie Keras</text:p>
        </text:list-item>
      </text:list>
      <text:h text:style-name="P13" text:outline-level="3">Durée :</text:h>
      <text:p text:style-name="P7"><text:span text:style-name="T4">1,</text:span><text:span text:style-name="T7">5</text:span> <text:span text:style-name="T4">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5:03:12.511000000</dc:date>
    <meta:editing-duration>PT6H24M54S</meta:editing-duration>
    <meta:editing-cycles>9</meta:editing-cycles>
    <meta:generator>LibreOffice/7.4.2.3$Windows_X86_64 LibreOffice_project/382eef1f22670f7f4118c8c2dd222ec7ad009daf</meta:generator>
    <meta:document-statistic meta:table-count="0" meta:image-count="0" meta:object-count="0" meta:page-count="5" meta:paragraph-count="100" meta:word-count="1199" meta:character-count="7551" meta:non-whitespace-character-count="6498"/>
  </office:meta>
</office:document-meta>
</file>